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7d1d5" draw:textarea-horizontal-align="justify" draw:textarea-vertical-align="middle" draw:auto-grow-height="false" fo:min-height="11.25cm" fo:min-width="8.5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1.25cm" fo:min-width="9.5cm"/>
    </style:style>
    <style:style style:name="gr3" style:family="graphic" style:parent-style-name="standard">
      <style:graphic-properties draw:fill-color="#ec9ba4" draw:textarea-horizontal-align="justify" draw:textarea-vertical-align="middle" draw:auto-grow-height="false" fo:min-height="0.7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7.5cm"/>
      <style:paragraph-properties style:writing-mode="lr-tb"/>
    </style:style>
    <style:style style:name="gr5" style:family="graphic" style:parent-style-name="standard">
      <style:graphic-properties draw:fill-color="#800080"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0.75cm" fo:min-width="4.5cm"/>
      <style:paragraph-properties style:writing-mode="lr-tb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75cm" fo:min-width="4.5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75cm" fo:min-width="4.5cm"/>
      <style:paragraph-properties style:writing-mode="lr-tb"/>
    </style:style>
    <style:style style:name="gr9" style:family="graphic" style:parent-style-name="standard">
      <style:graphic-properties draw:fill-color="#ffbf00" draw:textarea-horizontal-align="justify" draw:textarea-vertical-align="middle" draw:auto-grow-height="false" fo:min-height="2.75cm" fo:min-width="5.5cm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75cm" fo:min-width="4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12" style:family="graphic" style:parent-style-name="standard">
      <style:graphic-properties draw:fill-color="#3465a4" draw:textarea-horizontal-align="justify" draw:textarea-vertical-align="middle" draw:auto-grow-height="false" fo:min-height="2.75cm" fo:min-width="5.5cm"/>
      <style:paragraph-properties style:writing-mode="lr-tb"/>
    </style:style>
    <style:style style:name="gr13" style:family="graphic" style:parent-style-name="standard">
      <style:graphic-properties draw:marker-start="Estremità_20_linea_20_1" draw:marker-start-width="0.3cm" draw:marker-end="Estremità_20_linea_20_2" draw:marker-end-width="0.3cm" draw:textarea-vertical-align="middle"/>
    </style:style>
    <style:style style:name="P1" style:family="paragraph">
      <loext:graphic-properties draw:fill-color="#f7d1d5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ec9ba4"/>
      <style:paragraph-properties fo:text-align="center" style:writing-mode="lr-tb"/>
    </style:style>
    <style:style style:name="P5" style:family="paragraph">
      <loext:graphic-properties draw:fill-color="#800080"/>
      <style:paragraph-properties fo:text-align="center" style:writing-mode="lr-tb"/>
    </style:style>
    <style:style style:name="P6" style:family="paragraph">
      <loext:graphic-properties draw:fill-color="#00a933"/>
      <style:paragraph-properties fo:text-align="center" style:writing-mode="lr-tb"/>
    </style:style>
    <style:style style:name="P7" style:family="paragraph">
      <loext:graphic-properties draw:fill-color="#ff0000"/>
      <style:paragraph-properties fo:text-align="center" style:writing-mode="lr-tb"/>
    </style:style>
    <style:style style:name="P8" style:family="paragraph">
      <loext:graphic-properties draw:fill-color="#ffff00"/>
      <style:paragraph-properties fo:text-align="center" style:writing-mode="lr-tb"/>
    </style:style>
    <style:style style:name="P9" style:family="paragraph">
      <loext:graphic-properties draw:fill-color="#ffbf00"/>
      <style:paragraph-properties fo:text-align="center" style:writing-mode="lr-tb"/>
    </style:style>
    <style:style style:name="P10" style:family="paragraph">
      <loext:graphic-properties draw:fill-color="#000000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color="#ffffff" loext:opacity="100%"/>
    </style:style>
    <style:style style:name="P12" style:family="paragraph">
      <loext:graphic-properties draw:fill-color="#3465a4"/>
      <style:paragraph-properties fo:text-align="center" style:writing-mode="lr-tb"/>
      <style:text-properties fo:color="#ffffff" loext:opacity="100%"/>
    </style:style>
    <style:style style:name="P13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fo:font-style="normal" style:font-size-asian="14pt" style:font-style-asian="normal" style:font-size-complex="14pt" style:font-style-complex="normal"/>
    </style:style>
    <style:style style:name="T3" style:family="text">
      <style:text-properties fo:color="#ffffff" loext:opacity="100%" fo:font-size="16pt" style:font-size-asian="16pt" style:font-size-complex="16pt"/>
    </style:style>
    <style:style style:name="T4" style:family="text">
      <style:text-properties fo:color="#ffffff" loext:opacity="100%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9cm" svg:height="11.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0cm" svg:height="11.5cm" svg:x="10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cm" svg:height="1cm" svg:x="2cm" svg:y="1.5cm">
          <text:p text:style-name="P3">Memoria Intern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8cm" svg:height="1cm" svg:x="11cm" svg:y="1.5cm">
          <text:p text:style-name="P3">Memoria Esterna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cm" svg:height="1cm" svg:x="7.451cm" svg:y="5cm">
          <text:p text:style-name="P3">Cubo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cm" svg:height="1cm" svg:x="7.451cm" svg:y="9.5cm">
          <text:p text:style-name="P3">Algoritmo TX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1cm" svg:x="1.451cm" svg:y="3cm">
          <text:p text:style-name="P3">“cube.txt”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cm" svg:height="1cm" svg:x="1.451cm" svg:y="5cm">
          <text:p text:style-name="P3">“intent.txt”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cm" svg:height="1cm" svg:x="1.451cm" svg:y="7cm">
          <text:p text:style-name="P3">“challenge.txt”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cm" svg:height="3cm" svg:x="13.5cm" svg:y="3cm">
          <text:p text:style-name="P3"><text:span text:style-name="T1">“</text:span><text:span text:style-name="T1">cube.txt” path:</text:span></text:p>
          <text:p text:style-name="P3"><text:span text:style-name="T2">/storage/emulated/</text:span></text:p>
          <text:p text:style-name="P3"><text:span text:style-name="T2">/Documents</text:span></text:p>
          <text:p text:style-name="P3"><text:span text:style-name="T2">/rubik_cube/cube.tx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cm" svg:height="1cm" svg:x="13.5cm" svg:y="11cm">
          <text:p text:style-name="P3">URI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cm" svg:height="1cm" svg:x="7.451cm" svg:y="10.5cm">
          <text:p text:style-name="P3">Alg. Pdf o web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cm" svg:height="1cm" svg:x="1.451cm" svg:y="9cm">
          <text:p text:style-name="P3">“write.txt”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cm" svg:height="1cm" svg:x="1.451cm" svg:y="11cm">
          <text:p text:style-name="P3">URI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cm" svg:height="3cm" svg:x="13.5cm" svg:y="7cm">
          <text:p text:style-name="P11"><text:span text:style-name="T3">“</text:span><text:span text:style-name="T3">write.txt” path:</text:span></text:p>
          <text:p text:style-name="P11"><text:span text:style-name="T4">/storage/emulated/0</text:span></text:p>
          <text:p text:style-name="P11"><text:span text:style-name="T4">/Downloads/write.txt</text:span></text:p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6.451cm" svg:y1="3.75cm" svg:x2="7.451cm" svg:y2="5cm">
          <text:p/>
        </draw:line>
        <draw:line draw:style-name="gr13" draw:text-style-name="P13" draw:layer="layout" svg:x1="6.451cm" svg:y1="3.75cm" svg:x2="7.451cm" svg:y2="5cm">
          <text:p/>
        </draw:line>
        <draw:line draw:style-name="gr13" draw:text-style-name="P13" draw:layer="layout" svg:x1="6.451cm" svg:y1="11.5cm" svg:x2="7.451cm" svg:y2="11.25cm">
          <text:p/>
        </draw:line>
        <draw:line draw:style-name="gr13" draw:text-style-name="P13" draw:layer="layout" svg:x1="6.451cm" svg:y1="7cm" svg:x2="7.451cm" svg:y2="6cm">
          <text:p/>
        </draw:line>
        <draw:line draw:style-name="gr13" draw:text-style-name="P13" draw:layer="layout" svg:x1="12.451cm" svg:y1="5.5cm" svg:x2="13.451cm" svg:y2="5cm">
          <text:p/>
        </draw:line>
        <draw:line draw:style-name="gr13" draw:text-style-name="P13" draw:layer="layout" svg:x1="6.451cm" svg:y1="9.5cm" svg:x2="7.451cm" svg:y2="9.75cm">
          <text:p/>
        </draw:line>
        <draw:line draw:style-name="gr13" draw:text-style-name="P13" draw:layer="layout" svg:x1="6.451cm" svg:y1="5.5cm" svg:x2="7.451cm" svg:y2="5.5cm">
          <text:p/>
        </draw:line>
        <draw:line draw:style-name="gr13" draw:text-style-name="P13" draw:layer="layout" svg:x1="12.451cm" svg:y1="11.25cm" svg:x2="13.451cm" svg:y2="11.5cm">
          <text:p/>
        </draw:line>
        <draw:line draw:style-name="gr13" draw:text-style-name="P13" draw:layer="layout" svg:x1="12.451cm" svg:y1="9.5cm" svg:x2="13.5cm" svg:y2="8.54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3T13:34:40.380674405</meta:creation-date>
    <dc:date>2022-07-13T15:09:17.058495913</dc:date>
    <meta:editing-duration>PT43M22S</meta:editing-duration>
    <meta:editing-cycles>12</meta:editing-cycles>
    <meta:generator>LibreOffice/7.3.4.2$Linux_X86_64 LibreOffice_project/30$Build-2</meta:generator>
    <meta:document-statistic meta:object-count="24"/>
  </office:meta>
</office:document-meta>
</file>